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ixgeneral, serif"/>
    <style:font-face style:name="arial" svg:font-family="arial, helvetica, clean, sans-serif"/>
    <style:font-face style:name="Times New Roman1" svg:font-family="'Times New Roman'" style:font-family-generic="roman"/>
    <style:font-face style:name="Georgia" svg:font-family="Georgia"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Sans-serif1" svg:font-family="Sans-serif"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222222" style:text-line-through-style="none" style:text-line-through-type="none" style:text-position="0% 100%" style:font-name="Times New Roman1" fo:font-size="11pt" fo:font-style="normal" style:text-underline-style="none" fo:font-weight="normal" style:font-name-asian="Sans-serif1" style:font-size-asian="11pt" style:font-style-asian="normal" style:font-weight-asian="normal" style:font-name-complex="Sans-serif1" style:font-size-complex="11pt"/>
    </style:style>
    <style:style style:name="P2" style:family="paragraph" style:parent-style-name="Standard">
      <style:text-properties style:font-name="Times New Roman1" fo:font-size="11pt" style:font-name-asian="Sans-serif1" style:font-size-asian="11pt" style:font-name-complex="Sans-serif1" style:font-size-complex="11pt"/>
    </style:style>
    <style:style style:name="P3" style:family="paragraph" style:parent-style-name="Standard">
      <style:text-properties style:font-name="Times New Roman1" fo:font-size="11pt" officeooo:rsid="000babd0" officeooo:paragraph-rsid="000babd0" style:font-name-asian="Sans-serif1" style:font-size-asian="11pt" style:font-name-complex="Sans-serif1" style:font-size-complex="11pt"/>
    </style:style>
    <style:style style:name="P4" style:family="paragraph" style:parent-style-name="Standard">
      <style:text-properties style:font-name="Times New Roman1" fo:font-size="11pt" officeooo:rsid="000ce742" officeooo:paragraph-rsid="000ce742" style:font-name-asian="Sans-serif1" style:font-size-asian="11pt" style:font-name-complex="Sans-serif1" style:font-size-complex="11pt"/>
    </style:style>
    <style:style style:name="P5" style:family="paragraph" style:parent-style-name="Standard">
      <style:text-properties style:font-name="Times New Roman1" fo:font-size="11pt" style:font-size-asian="11pt" style:font-size-complex="11pt"/>
    </style:style>
    <style:style style:name="P6" style:family="paragraph" style:parent-style-name="Standard">
      <style:text-properties style:font-name="Times New Roman1" fo:font-size="11pt" fo:font-weight="bold" style:font-name-asian="Sans-serif1" style:font-size-asian="11pt" style:font-weight-asian="bold" style:font-name-complex="Sans-serif1" style:font-size-complex="11pt"/>
    </style:style>
    <style:style style:name="P7" style:family="paragraph" style:parent-style-name="Standard">
      <style:text-properties fo:color="#222222" style:font-name="Times New Roman1" fo:font-size="11pt" style:font-name-asian="Sans-serif1" style:font-size-asian="11pt" style:font-name-complex="Sans-serif1" style:font-size-complex="11pt"/>
    </style:style>
    <style:style style:name="P8" style:family="paragraph" style:parent-style-name="Standard">
      <style:text-properties fo:color="#222222" style:font-name="Times New Roman1" fo:font-size="11pt" officeooo:rsid="0017f19d" officeooo:paragraph-rsid="0017f19d" style:font-name-asian="Sans-serif1" style:font-size-asian="11pt" style:font-name-complex="Sans-serif1" style:font-size-complex="11pt"/>
    </style:style>
    <style:style style:name="P9" style:family="paragraph" style:parent-style-name="Standard">
      <style:text-properties fo:color="#0b0080" style:font-name="Times New Roman1" fo:font-size="11pt" style:font-name-asian="Sans-serif1" style:font-size-asian="11pt" style:font-name-complex="Sans-serif1" style:font-size-complex="11pt"/>
    </style:style>
    <style:style style:name="P10" style:family="paragraph" style:parent-style-name="Standard">
      <style:text-properties officeooo:paragraph-rsid="001d2494"/>
    </style:style>
    <style:style style:name="P11" style:family="paragraph" style:parent-style-name="Standard">
      <style:paragraph-properties fo:margin-left="0cm" fo:margin-right="0cm" fo:text-indent="1.27cm" style:auto-text-indent="false"/>
      <style:text-properties style:font-name="Times New Roman1" fo:font-size="11pt" style:font-name-asian="Sans-serif1" style:font-size-asian="11pt" style:font-name-complex="Sans-serif1" style:font-size-complex="11pt"/>
    </style:style>
    <style:style style:name="P12" style:family="paragraph" style:parent-style-name="Standard" style:master-page-name="Standard">
      <style:paragraph-properties style:page-number="1"/>
      <style:text-properties style:font-name="Times New Roman1" fo:font-size="11pt" style:font-size-asian="11pt" style:font-size-complex="11pt"/>
    </style:style>
    <style:style style:name="P13" style:family="paragraph" style:parent-style-name="Standard">
      <style:text-properties style:font-name="Times New Roman1" fo:font-size="11pt" style:font-name-asian="Sans-serif1" style:font-size-asian="11pt" style:font-name-complex="Sans-serif1" style:font-size-complex="11pt"/>
    </style:style>
    <style:style style:name="P14" style:family="paragraph" style:parent-style-name="Standard">
      <style:text-properties style:font-name="Times New Roman1" fo:font-size="11pt" fo:font-weight="normal" officeooo:rsid="00199b4d" officeooo:paragraph-rsid="00199b4d" style:font-name-asian="Sans-serif1" style:font-size-asian="11pt" style:font-weight-asian="normal" style:font-name-complex="Sans-serif1" style:font-size-complex="11pt" style:font-weight-complex="normal"/>
    </style:style>
    <style:style style:name="P15" style:family="paragraph" style:parent-style-name="Standard">
      <style:text-properties style:font-name="Times New Roman1" fo:font-size="11pt" fo:font-weight="normal" officeooo:rsid="00210d75" officeooo:paragraph-rsid="00210d75" style:font-name-asian="Sans-serif1" style:font-size-asian="11pt" style:font-weight-asian="normal" style:font-name-complex="Sans-serif1" style:font-size-complex="11pt" style:font-weight-complex="normal"/>
    </style:style>
    <style:style style:name="P16" style:family="paragraph" style:parent-style-name="Standard" style:list-style-name="WWNum1">
      <style:paragraph-properties fo:margin-left="1.27cm" fo:margin-right="0cm" fo:text-indent="-0.635cm" style:auto-text-indent="false"/>
      <style:text-properties style:font-name="Times New Roman1" fo:font-size="11pt" style:font-name-asian="Sans-serif1" style:font-size-asian="11pt" style:font-name-complex="Sans-serif1" style:font-size-complex="11pt"/>
    </style:style>
    <style:style style:name="P17" style:family="paragraph" style:parent-style-name="Standard" style:list-style-name="WWNum2">
      <style:paragraph-properties fo:margin-left="1.27cm" fo:margin-right="0cm" fo:text-indent="-0.635cm" style:auto-text-indent="false"/>
      <style:text-properties style:font-name="Times New Roman1" fo:font-size="11pt" style:font-size-asian="11pt" style:font-size-complex="11pt"/>
    </style:style>
    <style:style style:name="T1" style:family="text">
      <style:text-properties fo:font-variant="normal" fo:text-transform="none" fo:color="#222222" style:font-name="Times New Roman1" fo:font-size="11pt" fo:font-style="normal" fo:font-weight="normal" style:font-name-asian="Sans-serif1" style:font-size-asian="11pt" style:font-style-asian="normal" style:font-weight-asian="normal" style:font-name-complex="Sans-serif1" style:font-size-complex="11pt"/>
    </style:style>
    <style:style style:name="T2" style:family="text">
      <style:text-properties fo:font-variant="normal" fo:text-transform="none" fo:color="#222222" style:font-name="Times New Roman1" fo:font-size="11pt" style:font-name-asian="Sans-serif1" style:font-size-asian="11pt" style:font-name-complex="Sans-serif1" style:font-size-complex="11pt"/>
    </style:style>
    <style:style style:name="T3" style:family="text">
      <style:text-properties fo:font-variant="normal" fo:text-transform="none" fo:color="#000000" style:text-line-through-style="none" style:text-line-through-type="none" fo:font-style="normal" style:text-underline-style="none" fo:font-weight="bold" style:font-name-asian="Sans-serif1" style:font-style-asian="normal" style:font-weight-asian="bold" style:font-name-complex="Sans-serif1"/>
    </style:style>
    <style:style style:name="T4" style:family="text">
      <style:text-properties fo:font-variant="normal" fo:text-transform="none" fo:color="#000000" style:text-line-through-style="none" style:text-line-through-type="none" fo:font-style="normal" style:text-underline-style="none" fo:font-weight="normal" style:font-name-asian="Sans-serif1" style:font-style-asian="normal" style:font-weight-asian="normal" style:font-name-complex="Sans-serif1"/>
    </style:style>
    <style:style style:name="T5" style:family="text">
      <style:text-properties fo:font-variant="normal" fo:text-transform="none" fo:color="#000000" style:font-name="Times New Roman" fo:font-size="11.25pt" fo:letter-spacing="normal" fo:font-style="normal" fo:font-weight="normal" officeooo:rsid="000ea034"/>
    </style:style>
    <style:style style:name="T6" style:family="text">
      <style:text-properties fo:font-variant="normal" fo:text-transform="none" fo:color="#000000" style:font-name="Times New Roman" fo:font-size="11.25pt" fo:letter-spacing="normal" fo:font-style="normal" fo:font-weight="normal" officeooo:rsid="000ea034" style:font-size-asian="11pt" style:font-size-complex="11pt"/>
    </style:style>
    <style:style style:name="T7" style:family="text">
      <style:text-properties fo:font-variant="normal" fo:text-transform="none" fo:color="#000000" style:font-name="Times New Roman" fo:font-size="11.25pt" fo:letter-spacing="normal" fo:font-style="normal" fo:font-weight="normal" style:font-name-asian="Sans-serif1" style:font-name-complex="Sans-serif1"/>
    </style:style>
    <style:style style:name="T8" style:family="text">
      <style:text-properties fo:font-variant="normal" fo:text-transform="none" fo:color="#000000" style:font-name="Times New Roman1" fo:font-size="11pt" fo:letter-spacing="normal" fo:font-style="normal" fo:font-weight="normal" officeooo:rsid="000ea034" style:font-size-asian="11pt" style:font-size-complex="11pt"/>
    </style:style>
    <style:style style:name="T9" style:family="text">
      <style:text-properties fo:font-variant="normal" fo:text-transform="none" fo:color="#000000" style:font-name="Times New Roman1" fo:font-size="11pt" fo:letter-spacing="normal" fo:font-style="normal" fo:font-weight="normal" officeooo:rsid="001d2494" style:font-name-asian="Sans-serif1" style:font-size-asian="11pt" style:font-name-complex="Sans-serif1" style:font-size-complex="11pt"/>
    </style:style>
    <style:style style:name="T10" style:family="text">
      <style:text-properties fo:font-variant="normal" fo:text-transform="none" fo:color="#000000" style:font-name="arial" fo:font-size="11pt" fo:letter-spacing="normal" fo:font-style="normal" fo:font-weight="normal" officeooo:rsid="001d2494" style:font-name-asian="Sans-serif1" style:font-size-asian="11pt" style:font-name-complex="Sans-serif1" style:font-size-complex="11pt"/>
    </style:style>
    <style:style style:name="T11" style:family="text">
      <style:text-properties fo:font-variant="normal" fo:text-transform="none" fo:color="#006699" style:text-line-through-style="none" style:text-line-through-type="none" style:font-name="Times New Roman1" fo:font-size="11pt" fo:font-style="normal" style:text-underline-style="none" fo:font-weight="normal" style:font-name-asian="Sans-serif1" style:font-size-asian="11pt" style:font-style-asian="normal" style:font-weight-asian="normal" style:font-name-complex="Sans-serif1" style:font-size-complex="11pt"/>
    </style:style>
    <style:style style:name="T12" style:family="text">
      <style:text-properties fo:font-variant="normal" fo:text-transform="none" fo:color="#202122" style:text-line-through-style="none" style:text-line-through-type="none" fo:font-style="normal" style:text-underline-style="none" fo:font-weight="bold" style:font-name-asian="Sans-serif1" style:font-style-asian="normal" style:font-weight-asian="bold" style:font-name-complex="Sans-serif1"/>
    </style:style>
    <style:style style:name="T13" style:family="text">
      <style:text-properties fo:font-variant="normal" fo:text-transform="none" fo:color="#202122" style:text-line-through-style="none" style:text-line-through-type="none" fo:font-style="normal" style:text-underline-style="none" fo:font-weight="normal" style:font-name-asian="Sans-serif1" style:font-style-asian="normal" style:font-weight-asian="normal" style:font-name-complex="Sans-serif1"/>
    </style:style>
    <style:style style:name="T14" style:family="text">
      <style:text-properties fo:font-variant="normal" fo:text-transform="none" fo:color="#642a8f" style:font-name="Times New Roman" fo:font-size="11.25pt" fo:letter-spacing="normal" fo:font-style="normal" fo:font-weight="normal" officeooo:rsid="000ea034"/>
    </style:style>
    <style:style style:name="T15" style:family="text">
      <style:text-properties fo:font-variant="normal" fo:text-transform="none" fo:color="#642a8f" style:font-name="Times New Roman" fo:font-size="11.25pt" fo:letter-spacing="normal" fo:font-style="normal" fo:font-weight="normal" officeooo:rsid="000ea034" style:font-size-asian="11pt" style:font-size-complex="11pt"/>
    </style:style>
    <style:style style:name="T16" style:family="text">
      <style:text-properties fo:font-variant="normal" fo:text-transform="none" fo:color="#642a8f" style:font-name="Times New Roman" fo:font-size="11.25pt" fo:letter-spacing="normal" fo:font-style="normal" fo:font-weight="normal" style:font-name-asian="Sans-serif1" style:font-name-complex="Sans-serif1"/>
    </style:style>
    <style:style style:name="T17" style:family="text">
      <style:text-properties fo:font-variant="normal" fo:text-transform="none" fo:color="#642a8f" style:font-name="Times New Roman1" fo:font-size="11pt" fo:letter-spacing="normal" fo:font-style="normal" fo:font-weight="normal" officeooo:rsid="000ea034" style:font-size-asian="11pt" style:font-size-complex="11pt"/>
    </style:style>
    <style:style style:name="T18" style:family="text">
      <style:text-properties fo:color="#222222" style:font-name="Times New Roman1" fo:font-size="11pt" style:font-name-asian="Arial" style:font-size-asian="11pt" style:font-name-complex="Arial" style:font-size-complex="11pt"/>
    </style:style>
    <style:style style:name="T19" style:family="text">
      <style:text-properties officeooo:rsid="000ea034"/>
    </style:style>
    <style:style style:name="T20" style:family="text">
      <style:text-properties fo:font-weight="normal" style:font-name-asian="Sans-serif1" style:font-weight-asian="normal" style:font-name-complex="Sans-serif1"/>
    </style:style>
    <style:style style:name="T21" style:family="text">
      <style:text-properties style:font-name="Times New Roman1" fo:font-size="11pt" style:font-name-asian="Sans-serif1" style:font-size-asian="11pt" style:font-name-complex="Sans-serif1" style:font-size-complex="11pt"/>
    </style:style>
    <style:style style:name="T22" style:family="text">
      <style:text-properties style:font-name="Times New Roman1" fo:font-size="11pt" officeooo:rsid="000ea034" style:font-name-asian="Sans-serif1" style:font-size-asian="11pt" style:font-name-complex="Sans-serif1" style:font-size-complex="11pt"/>
    </style:style>
    <style:style style:name="T23" style:family="text">
      <style:text-properties style:font-name="Times New Roman1" fo:font-size="11pt" officeooo:rsid="001d2494" style:font-name-asian="Sans-serif1" style:font-size-asian="11pt" style:font-name-complex="Sans-serif1" style:font-size-complex="11pt"/>
    </style:style>
    <style:style style:name="T24" style:family="text">
      <style:text-properties style:font-name="Times New Roman1" fo:font-size="11pt" style:font-size-asian="11pt" style:font-size-complex="11pt"/>
    </style:style>
    <style:style style:name="T25" style:family="text">
      <style:text-properties style:font-name="Times New Roman1" fo:font-size="11pt" officeooo:rsid="000ea034" style:font-size-asian="11pt" style:font-size-complex="11pt"/>
    </style:style>
    <style:style style:name="T26" style:family="text">
      <style:text-properties style:font-name="Times New Roman1" fo:font-size="11pt" officeooo:rsid="000f4d77" style:font-size-asian="11pt" style:font-size-complex="11pt"/>
    </style:style>
    <style:style style:name="T27" style:family="text">
      <style:text-properties style:font-name-asian="Sans-serif1" style:font-name-complex="Sans-serif1"/>
    </style:style>
    <style:style style:name="T28" style:family="text">
      <style:text-properties officeooo:rsid="001f68b3" style:font-name-asian="Sans-serif1" style:font-name-complex="Sans-serif1"/>
    </style:style>
    <style:style style:name="T29" style:family="text">
      <style:text-properties style:text-underline-style="solid" style:text-underline-width="auto" style:text-underline-color="font-color" style:font-name-asian="Sans-serif1" style:font-name-complex="Sans-serif1"/>
    </style:style>
    <style:style style:name="T30" style:family="text">
      <style:text-properties fo:font-weight="bold" style:font-name-asian="Sans-serif1" style:font-weight-asian="bold" style:font-name-complex="Sans-serif1"/>
    </style:style>
    <style:style style:name="T31" style:family="text">
      <style:text-properties style:font-name-asian="Arial" style:font-name-complex="Arial"/>
    </style:style>
    <style:style style:name="T32" style:family="text">
      <style:text-properties officeooo:rsid="00159f73"/>
    </style:style>
    <style:style style:name="T33" style:family="text">
      <style:text-properties officeooo:rsid="001830d3"/>
    </style:style>
    <style:style style:name="T34" style:family="text">
      <style:text-properties officeooo:rsid="001b940f"/>
    </style:style>
    <style:style style:name="T35" style:family="text">
      <style:text-properties style:text-underline-style="solid" style:text-underline-type="double" style:text-underline-width="auto" style:text-underline-color="font-color"/>
    </style:style>
    <style:style style:name="T36"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7"><text:tab/></text:span><text:span text:style-name="T29">Principais características das respostas imunes ao Sars-Cov-2</text:span><text:span text:style-name="T27"> <text:tab/></text:span></text:p>
      <text:p text:style-name="P2"/>
      <text:p text:style-name="P2"/>
      <text:p text:style-name="P5"><text:span text:style-name="T27"><text:tab/></text:span><text:span text:style-name="T29">Passo a passo da resposta imune:</text:span><text:span text:style-name="T27"> </text:span></text:p>
      <text:p text:style-name="P5"><text:bookmark text:name="gjdgxs"/></text:p>
      <text:p text:style-name="P1"><text:tab/>O SARS-CoV-2 infecta células epiteliais alveolares (principalmente células epiteliais alveolares tipo 2 (AEC2)) através do receptor da enzima conversora de angiotensina 2 (ACE2). A destruição das células epiteliais e o aumento da permeabilidade celular levam à liberação do vírus. SARS-CoV-2 ativa o sistema imunológico inato; macrófagos e outras células imunes inatas não apenas capturam o vírus, mas também liberam um grande número de citocinas e quimiocinas.</text:p>
      <text:p text:style-name="P2"><text:tab/>No início, é montada uma resposta IFN do tipo 1. Uma resposta inata efetiva contra a infecção viral depende de uma resposta IFN tipo 1 e a cascata resultante que culmina no controle da replicação viral e indução da resposta adaptativa (ref. Immune responses in COVID-19 and potential vaccines: Lessons learned from SARS and MERS epidemic). </text:p>
      <text:p text:style-name="P2"/>
      <text:p text:style-name="P2"><text:tab/>SARS-CoV and MERS-CoV provocam a supressão da resposta IFN tipo 1. </text:p>
      <text:p text:style-name="P2"/>
      <text:p text:style-name="P2"><text:tab/>A redução da expressão de ACE2 nas células do pulmão provoca, entre outros efeitos, aumento na inflamação e na permeabilidade vascular (ref. The trinity of COVID-19: immunity, inflammation and intervention). </text:p>
      <text:p text:style-name="P2"/>
      <text:p text:style-name="P2">[Tempestade de citocinas] </text:p>
      <text:p text:style-name="P5"><text:span text:style-name="T27"><text:tab/>Possible mechanism of cytokine release syndrome in severe coronavirus disease 2019 (COVID-19) patients. Severe acute respiratory syndrome coronavirus 2 (SARS-CoV-2) infects alveolar epithelial cells [mainly alveolar epithelial type 2 (AEC2) cells] through the angiotensin-converting enzyme 2 (ACE2) receptor. Destruction of epithelial cells and the increase of cell permeability lead to release of the virus. SARS-CoV-2 activates the innate immune system; macrophages and other innate immune cells not only capture the virus but also release a large number of cytokines and chemokines, including interleukin-6 (</text:span><text:span text:style-name="T30">IL-6</text:span><text:span text:style-name="T27">). Adaptive immunity is also activated by antigen-presenting cells (mainly dendritic cells). </text:span><text:span text:style-name="T30">T- and B-cells</text:span><text:span text:style-name="T27"> not only play an antiviral role but also directly or indirectly promote the secretion of inflammatory cytokines. In addition, under the stimulation of inflammatory factors, a large number of inflammatory exudates and erythrocytes enter the alveoli, resulting in dyspnoea and respiratory failure.</text:span></text:p>
      <text:p text:style-name="P2">(ref. Cytokine release syndrome in severe COVID-19: interleukin-6 receptor antagonist tocilizumab may be the key to reduce mortality).</text:p>
      <text:p text:style-name="P2"><text:s/></text:p>
      <text:p text:style-name="P2"><text:tab/>The pathophysiology of SARS-CoV-2 infection closely resembles that of SARS-CoV infection, with aggressive inflammatory responses strongly implicated in the resulting damage to the airways21.(ref. The trinity of COVID-19: immunity, inflammation and intervention)</text:p>
      <text:p text:style-name="P2"/>
      <text:p text:style-name="P2"><text:tab/>SARS-CoV infection reduces ACE2 expression in lung cells. Because loss of pulmonary ACE2 function is associated with acute lung injury, virus-induced ACE2 downregulation may be important for disease pathology29,30,31,32. ACE2 has been shown to regulate the renin–angiotensin system (RAS)32. Therefore, a reduction in ACE2 function after viral infection could result in a dysfunction of the RAS, which influences blood pressure and fluid/electrolyte balance, and enhance inflammation and vascular permeability in the airways.(ref. The trinity of COVID-19: immunity, inflammation and intervention)</text:p>
      <text:p text:style-name="P2"/>
      <text:p text:style-name="P2"><text:tab/>In most individuals, recruited cells clear the infection in the lung, the immune response recedes and patients recover. However, in some patients, a dysfunctional immune response occurs, which triggers a cytokine storm that mediates widespread lung inflammation. It was observed that patients with severe COVID-19, requiring intensive care in hospitals, exhibited higher blood plasma levels of IL-2, IL-7, IL-10, granulocyte colony-stimulating factor (G-CSF), IP-10, MCP1, macrophage inflammatory protein 1α (MIP1α) and tumour necrosis factor (TNF)11. IL-6 levels in these patients continue to increase over time and are relatively more elevated in non-survivors than survivors60. Notably, there exists a highly inflammatory monocyte-derived FCN1+ macrophage population in the bronchoalveolar lavage fluid of patients with severe but not mild COVID-19 (ref.61). Also, patients with severe disease show a significantly higher percentage of CD14+CD16+ inflammatory monocytes in peripheral blood than patients with mild disease62. These cells secrete inflammatory cytokines that contribute to the cytokine storm, including MCP1, IP-10 and MIP1α <text:soft-page-break/>(Fig. 1).(ref. The trinity of COVID-19: immunity, inflammation and intervention)</text:p>
      <text:p text:style-name="P2"/>
      <text:p text:style-name="P2"><text:tab/>Antagonism of the interferon response aids viral replication, resulting in increased release of pyroptosis products that can further induce aberrant inflammatory responses.</text:p>
      <text:p text:style-name="P2"/>
      <text:p text:style-name="P2"><text:tab/>Unrestrained inflammatory cell infiltration can itself mediate damage in the lung through excessive secretion of proteases and reactive oxygen species, in addition to the direct damage resulting from the virus. Together, these result in diffuse alveolar damage, including desquamation of alveolar cells, </text:p>
      <text:p text:style-name="P2">hyaline membrane formation and pulmonary oedema57,58.(ref. The trinity of COVID-19: immunity, inflammation and intervention)</text:p>
      <text:p text:style-name="P2"/>
      <text:p text:style-name="P5"><text:span text:style-name="T27"><text:tab/>In addition to local damage, cytokine storm also has ripple effects across the body. Elevated levels of cytokines such as TNF can cause septic shock and multi-organ failure. These may result in myocardial damage and circulatory failure observed in some patients69. Older people (those aged over 60 years) and people with co-morbidities are more likely to develop such a dysfunctional immune response that causes pathology and also fails to successfully eradicate the pathogen. The exact reasons for this are unclear, although one reason may be an ageing lung microenvironment causing altered dendritic cell maturation and migration to the lymphoid organs70, and thereby defective T cell activation.</text:span><text:span text:style-name="T31">(ref. The trinity of COVID-19: immunity, inflammation and intervention)</text:span></text:p>
      <text:p text:style-name="P2"/>
      <text:p text:style-name="P2"><text:tab/></text:p>
      <text:p text:style-name="P2"><text:tab/>Resposta das células T </text:p>
      <text:p text:style-name="P2"/>
      <text:p text:style-name="Standard"><text:span text:style-name="T1"><text:tab/>Both T and B cell responses against SARS-CoV-2 are detected in the blood around 1 week after the onset of COVID-19 symptoms. CD8+</text:span><text:span text:style-name="T2"> </text:span><text:span text:style-name="T1">T cells are important for directly attacking and killing virus-infected cells, whereas CD4+</text:span><text:span text:style-name="T2"> </text:span><text:span text:style-name="T1">T cells are crucial to prime both CD8+</text:span><text:span text:style-name="T2"> </text:span><text:span text:style-name="T1">T cells and B cells. CD4+</text:span><text:span text:style-name="T2"> </text:span><text:span text:style-name="T1">T cells are also responsible for cytokine production to drive immune cell recruitment. The first autopsy of a patient with COVID-19 revealed an accumulation of mononuclear cells (likely monocytes and T cells) in the lungs, coupled with low levels of hyperactive T cells in the peripheral blood</text:span><text:bookmark text:name="30j0zll"/><text:a xlink:type="simple" xlink:href="https://www.nature.com/articles/s41577-020-0311-8#ref-CR57" text:style-name="ListLabel_20_1" text:visited-style-name="ListLabel_20_1"><text:span text:style-name="T11">57</text:span></text:a><text:span text:style-name="T1">. </text:span><text:span text:style-name="T18">(ref. The trinity of COVID-19: immunity, inflammation and intervention)</text:span></text:p>
      <text:p text:style-name="P7"/>
      <text:p text:style-name="P2"/>
      <text:p text:style-name="P2"><text:tab/>Resposta das células B</text:p>
      <text:p text:style-name="P2"/>
      <text:p text:style-name="Standard"><text:span text:style-name="T21"><text:tab/></text:span><text:span text:style-name="T2">B </text:span><text:span text:style-name="T1">cell responses in patients with COVID-19 occur concomitantly with T follicular helper cell responses, from around 1 week after symptom onset</text:span><text:bookmark text:name="1fob9te"/><text:a xlink:type="simple" xlink:href="https://www.nature.com/articles/s41577-020-0311-8#ref-CR110" text:style-name="ListLabel_20_1" text:visited-style-name="ListLabel_20_1"><text:span text:style-name="T11">110</text:span></text:a><text:span text:style-name="T1">. In patients with SARS-CoV infection, B cell responses typically arise first against the nucleocapsid (N) protein. Within 4–8 days after symptom onset, antibody responses to S protein are found</text:span><text:bookmark text:name="3znysh7"/><text:a xlink:type="simple" xlink:href="https://www.nature.com/articles/s41577-020-0311-8#ref-CR111" text:style-name="ListLabel_20_1" text:visited-style-name="ListLabel_20_1"><text:span text:style-name="T11">111</text:span></text:a><text:span text:style-name="T1">,</text:span><text:bookmark text:name="2et92p0"/><text:a xlink:type="simple" xlink:href="https://www.nature.com/articles/s41577-020-0311-8#ref-CR112" text:style-name="ListLabel_20_1" text:visited-style-name="ListLabel_20_1"><text:span text:style-name="T11">112</text:span></text:a><text:span text:style-name="T1">. Neutralizing antibody responses, likely to the S protein, begin to develop by week 2, and most patients develop neutralizing antibodies by week 3 (refs</text:span><text:bookmark text:name="tyjcwt"/><text:a xlink:type="simple" xlink:href="https://www.nature.com/articles/s41577-020-0311-8#ref-CR113" text:style-name="ListLabel_20_1" text:visited-style-name="ListLabel_20_1"><text:span text:style-name="T11">113</text:span></text:a><text:span text:style-name="T1">,</text:span><text:bookmark text:name="3dy6vkm"/><text:a xlink:type="simple" xlink:href="https://www.nature.com/articles/s41577-020-0311-8#ref-CR114" text:style-name="ListLabel_20_1" text:visited-style-name="ListLabel_20_1"><text:span text:style-name="T11">114</text:span></text:a><text:span text:style-name="T1">). </text:span><text:span text:style-name="T18">(ref. The trinity of COVID-19: immunity, inflammation and intervention)</text:span></text:p>
      <text:p text:style-name="P7"/>
      <text:p text:style-name="P7"><text:tab/><text:span text:style-name="T32">A interação entre células B e T sustentam o crescimento e diferenciação das células T. As citocinas IL-5 e IL-6 contribuem para a diferenciação das células B em células plasmáticas produtoras de anticorpos.</text:span></text:p>
      <text:p text:style-name="P8">Células B que falham na interação com células T <text:span text:style-name="T33">auxiliares</text:span> morrem dentro de 24 horas. </text:p>
      <text:p text:style-name="P7"/>
      <text:p text:style-name="P2"/>
      <text:p text:style-name="P2"><text:tab/><text:span text:style-name="T19">Anti-inflammatory response </text:span></text:p>
      <text:p text:style-name="P2"/>
      <text:p text:style-name="Standard"><text:span text:style-name="T21"><text:tab/></text:span><text:span text:style-name="T22">Suppression of antigen presentation by IL-10: (</text:span><text:a xlink:type="simple" xlink:href="https://www.ncbi.nlm.nih.gov/pmc/articles/PMC4444374/#:~:text=IL%2D10%20is%20an%20immunosuppressive,in%20a%20variety%20of%20ways.&amp;text=While%20IL%2D10%20is%20primarily,and%20NK%20cells%20%5B5%5D" text:style-name="Internet_20_link" text:visited-style-name="Visited_20_Internet_20_Link"><text:span text:style-name="T24">https://www.ncbi.nlm.nih.gov/pmc/articles/PMC4444374/#:~:text=IL%2D10%20is%20an%20immunosuppressive,in%20a%20variety%20of%20ways.&amp;text=While%20IL%2D10%20is%20primarily,and%20NK%20cells%20%5B5%5D</text:span></text:a><text:a xlink:type="simple" xlink:href="https://www.ncbi.nlm.nih.gov/pmc/articles/PMC4444374/#:~:text=IL%2D10%20is%20an%20immunosuppressive,in%20a%20variety%20of%20ways.&amp;text=While%20IL%2D10%20is%20primarily,and%20NK%20cells%20%5B5%5D." text:style-name="Internet_20_link" text:visited-style-name="Visited_20_Internet_20_Link"><text:span text:style-name="T24">.</text:span></text:a><text:span text:style-name="T25">)</text:span></text:p>
      <text:p text:style-name="Standard"><text:span text:style-name="T25"><text:tab/></text:span><text:span text:style-name="T26">I</text:span><text:span text:style-name="T8">t is now well appreciated that a wide-variety of T cells (Tregs, Th1 cells, Th17 cells) and APCs (DCs, macrophages, and B cells) are capable of producing IL-10 during the process of an immune response [</text:span><text:bookmark text:name="__tag_450888677"/><text:a xlink:type="simple" xlink:href="https://www.ncbi.nlm.nih.gov/pmc/articles/PMC4444374/#R6" text:style-name="Internet_20_link" text:visited-style-name="Visited_20_Internet_20_Link"><text:span text:style-name="T17">6</text:span></text:a><text:span text:style-name="T8">]. In addition, interaction with DCs promotes IL-10 production from Tregs [</text:span><text:bookmark text:name="__tag_450888697"/><text:a xlink:type="simple" xlink:href="https://www.ncbi.nlm.nih.gov/pmc/articles/PMC4444374/#R7" text:style-name="Internet_20_link" text:visited-style-name="Visited_20_Internet_20_Link"><text:span text:style-name="T17">7</text:span></text:a><text:span text:style-name="T8">], B cells [</text:span><text:bookmark text:name="__tag_450888680"/><text:a xlink:type="simple" xlink:href="https://www.ncbi.nlm.nih.gov/pmc/articles/PMC4444374/#R8" text:style-name="Internet_20_link" text:visited-style-name="Visited_20_Internet_20_Link"><text:span text:style-name="T17">8</text:span></text:a><text:span text:style-name="T8">] and neutrophils [</text:span><text:bookmark text:name="__tag_450888715"/><text:a xlink:type="simple" xlink:href="https://www.ncbi.nlm.nih.gov/pmc/articles/PMC4444374/#R9" text:style-name="Internet_20_link" text:visited-style-name="Visited_20_Internet_20_Link"><text:span text:style-name="T17">9</text:span></text:a><text:span text:style-name="T8">], thereby suppressing the immune response.</text:span></text:p>
      <text:p text:style-name="Standard"><text:span text:style-name="T8"><text:tab/></text:span><text:span text:style-name="T5">The recognition of various pathogen-associated molecular patterns (PAMPs) by TLR on the </text:span><text:soft-page-break/><text:span text:style-name="T5">surface of APCs activates ERK and ultimately stimulates IL-10 production by macrophages and DCs [</text:span><text:bookmark text:name="__tag_450888696"/><text:a xlink:type="simple" xlink:href="https://www.ncbi.nlm.nih.gov/pmc/articles/PMC4444374/#R10" text:style-name="Internet_20_link" text:visited-style-name="Visited_20_Internet_20_Link"><text:span text:style-name="T14">10</text:span></text:a><text:span text:style-name="T5">] and B cells [</text:span><text:bookmark text:name="__tag_450888676"/><text:a xlink:type="simple" xlink:href="https://www.ncbi.nlm.nih.gov/pmc/articles/PMC4444374/#R11" text:style-name="Internet_20_link" text:visited-style-name="Visited_20_Internet_20_Link"><text:span text:style-name="T14">11</text:span></text:a><text:span text:style-name="T5">].</text:span></text:p>
      <text:p text:style-name="Standard"><text:span text:style-name="T8"><text:tab/> </text:span><text:span text:style-name="T6">One major mechanism of immunosuppression by IL-10 lies in the ability of IL-10 to directly suppress TLR signaling [</text:span><text:bookmark text:name="__tag_450888691"/><text:a xlink:type="simple" xlink:href="https://www.ncbi.nlm.nih.gov/pmc/articles/PMC4444374/#R19" text:style-name="Internet_20_link" text:visited-style-name="Visited_20_Internet_20_Link"><text:span text:style-name="T15">19</text:span></text:a><text:span text:style-name="T6">], thereby globally suppressing APC activation (</text:span><text:a xlink:type="simple" xlink:href="https://www.ncbi.nlm.nih.gov/pmc/articles/PMC4444374/figure/F1/" office:target-frame-name="figure" xlink:show="replace" text:style-name="Internet_20_link" text:visited-style-name="Visited_20_Internet_20_Link"><text:span text:style-name="T15">Figure 1A</text:span></text:a><text:span text:style-name="T6">).</text:span></text:p>
      <text:p text:style-name="P2"/>
      <text:p text:style-name="P2"/>
      <text:p text:style-name="P2">–------------------------------------//---------------------------------<text:tab/></text:p>
      <text:p text:style-name="P3"><text:tab/>The development of acute respiratory disease coincides with antiviral IgG seroconversion in 80% of patients (Peiris et al. 2003). In addition, it was found that patients who developed the anti-S-neutralizing antibody faster had a higher chance of dying from the disease; it took an average of only 14.7 days for the deceased patients to reach their peak levels of neutralizing antibody activities, as opposed to 20 days for the recovered patients (Zhang et al. 2006).</text:p>
      <text:p text:style-name="P3"><text:tab/>It has been proposed that the presence of S-IgG prior to viral clearance alters the functional polarization of alveolar macrophages in acutely infected macaques. Anti-S-IgG can promote proinflammatory monocyte/macrophage accumulation and the production of MCP-1 and IL-8 in the lungs. Such anti-S-IgG-initiated proinflammatory responses appear to be mediated through the binding of the virus-anti-S-IgG complex to the Fc receptors (FcR) present on monocytes/macrophages, as FcR blockade reduces the production of inflammatory cytokines (Liuet al. 2019). (ref. Understanding SARS-CoV-2-Mediated Inflammatory Responses: From Mechanisms to Potential Therapeutic Tools)</text:p>
      <text:p text:style-name="P3"/>
      <text:p text:style-name="P4"><text:tab/>Pathological findings of COVID-19 associated with acute respira...</text:p>
      <text:p text:style-name="P4"><text:tab/>Biopsy samples were taken from lung, liver, and heart tissue of the patient. Histological examination showed bilateral diffuse alveolar damage with cellular fibromyxoid exudates (figure 2A, B). The right lung showed evident desquamation of pneumocytes and hyaline membrane formation, indicating acute respiratory distress syndrome (ARDS; figure 2A). The left lung tissue displayed pulmonary oedema with hyaline membrane formation, suggestive of early-phase ARDS (figure 2B). Interstitial mononuclear inflammatory infiltrates, dominated by lymphocytes, were seen in both lungs. Multinucleated syncytial cells with atypical enlarged pneumocytes characterised by large nuclei, amphophilic granular cytoplasm, and prominent nucleoli were identified in the intra-alveolar spaces, showing viral cytopathic-like changes. No obvious intranuclear or intracytoplasmic viral inclusions were identified.</text:p>
      <text:p text:style-name="P4"/>
      <text:p text:style-name="P4"><text:tab/>Peripheral blood was prepared for flow cytometric analysis. We found that the counts of peripheral CD4 and CD8 T cells were substantially reduced, while their status was hyperactivated, as evidenced by the high proportions of HLA-DR (CD4 3·47%) and CD38 (CD8 39·4%) double-positive fractions (appendix p 3). Moreover, there was an increased concentration of highly proinflammatory CCR6+ Th17 in CD4 T cells (appendix p 3). Additionally, CD8 T cells were found to harbour high concentrations of cytotoxic granules, in which 31·6% cells were perforin positive, 64·2% cells were granulysin positive, and 30·5% cells were granulysin and perforin double-positive (appendix p 3). Our results imply that overactivation of T cells, manifested by increase of Th17 and high cytotoxicity of CD8 T cells, accounts for, in part, the severe immune injury in this patient.1</text:p>
      <text:p text:style-name="P2"/>
      <text:p text:style-name="P2"><text:tab/>O que não se sabe: </text:p>
      <text:list xml:id="list7191295240193993926" text:style-name="WWNum1">
        <text:list-item>
          <text:p text:style-name="P16">Ainda não se sabe a persistência do vírus é um fator determinante para a mortalidade. </text:p>
        </text:list-item>
      </text:list>
      <text:p text:style-name="P2"/>
      <text:p text:style-name="P2"/>
      <text:p text:style-name="P5"><text:span text:style-name="T27"><text:tab/></text:span><text:span text:style-name="T29">Células consideradas importantes na resposta ao Sars-Cov-2 além das principais células do sistema inato e adaptativo</text:span><text:span text:style-name="T27"> </text:span></text:p>
      <text:p text:style-name="P2"/>
      <text:p text:style-name="P5"><text:span text:style-name="T30">Treg</text:span><text:span text:style-name="T27">: </text:span></text:p>
      <text:p text:style-name="P2"><text:tab/>The immune system has evolved sophisticated mechanisms to detect and eradicate or neutralize pathogenic microorganisms. The benefits of these mechanisms are constrained, however, by the potential impairment or loss of organ function that could result from excessive inflammation or from the tissue damage associated with misguided immune response directed against self, dietary, or environmental antigens. Numerous protective mechanisms have evolved to limit the negative consequences of an emerging adaptive immune response, particularly to protect vertebrates against reactivity to self-antigens and to limit immune-mediated inflammation. Central to the maintenance of immune homeostasis is a distinct form of immunologic tolerance mediated by a subset of CD4+ T cells with potent immunosuppressive properties <text:soft-page-break/>known as regulatory T (Treg) cells. These cells are defined by stable expression of the lineage-specific transcription factor Foxp3 and high amounts of the interleukin (IL2) receptor α-chain (CD25). Treg cell–mediated suppression is a vital mechanism of negative regulation of immune-mediated inflammation and features prominently in autoimmune and auto-inflammatory disorders, allergy, acute and chronic infections, and cancer (Fig. 1). Treg cells have also been found to play a notable role in metabolic inflammation and tissue repair (ref. Regulatory T Cells: Differentiation and Function George Plitas1,2,3,4 and Alexander Y. Rudensky1,2,3). </text:p>
      <text:p text:style-name="P2"/>
      <text:p text:style-name="P5"><text:span text:style-name="T3">Macrófagos com fenótipo M2 ou Mreg (obs: estou considerando que M2 e Mreg s</text:span><text:span text:style-name="T30">ão a mesma coisa apesar de não haver consenso</text:span><text:span text:style-name="T3">)</text:span><text:span text:style-name="T4">: Na minha opinião, são importantes também por atuarem na resposta anti-inflamatória. <text:s/></text:span></text:p>
      <text:p text:style-name="P2"><text:tab/>Mreg macrophages respond to the stimulation of Treg cells and are responsible for inducing the repair response and inhibiting triggering of mechanisms that produce pro-inflammatory cytokines in tissue lesions (ref. Functional aspects, phenotypic heterogeneity, and tissue immune response of macrophages in infectious diseases).</text:p>
      <text:p text:style-name="P2"/>
      <text:p text:style-name="P2"/>
      <text:p text:style-name="P5"><text:span text:style-name="T27"><text:tab/></text:span><text:span text:style-name="T29">Proteínas consideradas importantes na resposta ao Sars-Cov-2</text:span></text:p>
      <text:p text:style-name="P2"/>
      <text:p text:style-name="P5"><text:span text:style-name="T30">Interferon</text:span><text:span text:style-name="T27">: é uma proteína produzida pelos leucócitos e fibroblastos para interferir na replicação de fungos, vírus, bactérias e células de tumores e estimular a atividade de defesa de outras células. Existem três tipos de Interferon. </text:span></text:p>
      <text:list xml:id="list1725408571727962095" text:style-name="WWNum2">
        <text:list-item>
          <text:p text:style-name="P17"><text:span text:style-name="T12">Interferon tipo I</text:span><text:span text:style-name="T13">: </text:span><text:span text:style-name="T12">A forma alpha é produzida por leucócitos</text:span><text:span text:style-name="T13"> e a forma beta por fibroblastos </text:span><text:span text:style-name="T12">quando invadidos por vírus</text:span><text:span text:style-name="T13">. Induz a própria célula infectada e células próximas a produzirem proteínas que impedem a replicação do vírus. Sua produção é estimulada por IL-1, IL-2 e TNF. </text:span></text:p>
        </text:list-item>
      </text:list>
      <text:p text:style-name="P2"/>
      <text:p text:style-name="P5"><text:span text:style-name="T30">IL-6</text:span><text:span text:style-name="T27">: </text:span></text:p>
      <text:p text:style-name="P5"><text:span text:style-name="T27"><text:tab/></text:span><text:span text:style-name="T30">IL-6 aumenta a diferenciação da T CD4 para Th17 e inibe a diferenciação da CD4 para Treg. <text:s/></text:span><text:span text:style-name="T20">IL-6 induz a produção de anticorpos pelas células B</text:span><text:span text:style-name="T27">. (ref. IL-6 in Inflammation, Immunity, and Disease - Toshio Tanaka,1,2 Masashi Narazaki,3 and Tadamitsu Kishimoto4)</text:span></text:p>
      <text:p text:style-name="P5"><text:span text:style-name="T30"><text:tab/>IL-6 can be produced by almost all stromal cells and immune system cells, including B-lymphocytes, T-lymphocytes, macrophages, monocytes, dendritic cells, mast cells, and other non-lymphocytic cells such as fibroblasts, endothelial cells, keratinocytes, glomerular mesangial cells and tumour cells [16].</text:span><text:span text:style-name="T27"> The main activators of IL-6 expression are IL-1β and tumour necrosis factor-alpha (TNFα) [14]. However, there are also other ways to promote the synthesis of IL-6, such as Toll-like receptors (TLRs), prostaglandins, adipokines, stress response and other cytokines [14]. (ref. Cytokine release syndrome in severe COVID-19: interleukin-6 receptor antagonist tocilizumab may be the key to reduce mortality)</text:span></text:p>
      <text:p text:style-name="P2"/>
      <text:p text:style-name="P5"><text:span text:style-name="T27"><text:tab/></text:span><text:span text:style-name="T28">Il-6 é produzida por macrófagos/monócitos infectados. </text:span></text:p>
      <text:p text:style-name="P2"/>
      <text:p text:style-name="P2"/>
      <text:p text:style-name="P10"><text:span text:style-name="T21"><text:tab/></text:span><text:span text:style-name="T23">Artigo - </text:span><text:span text:style-name="T9">The Two-Faced Cytokine IL-6 in Host Defense and Diseases</text:span><text:span text:style-name="T10"> (</text:span><text:a xlink:type="simple" xlink:href="https://www.ncbi.nlm.nih.gov/pmc/articles/PMC6274717/" text:style-name="Internet_20_link" text:visited-style-name="Visited_20_Internet_20_Link">https://www.ncbi.nlm.nih.gov/pmc/articles/PMC6274717/</text:a><text:span text:style-name="T10">)</text:span><text:span text:style-name="T21"><text:tab/></text:span></text:p>
      <text:p text:style-name="Standard"><text:span text:style-name="T21"><text:tab/></text:span><text:span text:style-name="T7">Interleukein-6 (IL-6) is an essential cytokine that transmits defense signals from a pathogen invasion or tissue damage site to stimulate acute phase reactions, immune responses, hematopoiesis and various internal organs to prepare for host defense [</text:span><text:bookmark text:name="__tag_740019128"/><text:a xlink:type="simple" xlink:href="https://www.ncbi.nlm.nih.gov/pmc/articles/PMC6274717/#B1-ijms-19-03528" text:style-name="Internet_20_link" text:visited-style-name="Visited_20_Internet_20_Link"><text:span text:style-name="T16">1</text:span></text:a><text:span text:style-name="T7">]. However, excessive and sustained production of IL-6 is associated with various inflammatory diseases [</text:span><text:bookmark text:name="__tag_740018992"/><text:a xlink:type="simple" xlink:href="https://www.ncbi.nlm.nih.gov/pmc/articles/PMC6274717/#B2-ijms-19-03528" text:style-name="Internet_20_link" text:visited-style-name="Visited_20_Internet_20_Link"><text:span text:style-name="T16">2</text:span></text:a><text:span text:style-name="T7">,</text:span><text:bookmark text:name="__tag_740018964"/><text:a xlink:type="simple" xlink:href="https://www.ncbi.nlm.nih.gov/pmc/articles/PMC6274717/#B3-ijms-19-03528" text:style-name="Internet_20_link" text:visited-style-name="Visited_20_Internet_20_Link"><text:span text:style-name="T16">3</text:span></text:a><text:span text:style-name="T7">,</text:span><text:bookmark text:name="__tag_740019060"/><text:a xlink:type="simple" xlink:href="https://www.ncbi.nlm.nih.gov/pmc/articles/PMC6274717/#B4-ijms-19-03528" text:style-name="Internet_20_link" text:visited-style-name="Visited_20_Internet_20_Link"><text:span text:style-name="T16">4</text:span></text:a><text:span text:style-name="T7">,</text:span><text:bookmark text:name="__tag_740019120"/><text:a xlink:type="simple" xlink:href="https://www.ncbi.nlm.nih.gov/pmc/articles/PMC6274717/#B5-ijms-19-03528" text:style-name="Internet_20_link" text:visited-style-name="Visited_20_Internet_20_Link"><text:span text:style-name="T16">5</text:span></text:a><text:span text:style-name="T7">]. A healthy serum IL-6 level is lower than 4 pg/mL but this level increases to several tens or even hundreds of pg/mL in chronic diseases depending on the disease severity and location. Values of more than 1000 pg/mL can occur during septic shock or a cytokine storm and in severe cases, a level measured in µg/mL can be reached, in which excessive defense signaling can threaten survival [</text:span><text:bookmark text:name="__tag_740018954"/><text:a xlink:type="simple" xlink:href="https://www.ncbi.nlm.nih.gov/pmc/articles/PMC6274717/#B6-ijms-19-03528" text:style-name="Internet_20_link" text:visited-style-name="Visited_20_Internet_20_Link"><text:span text:style-name="T16">6</text:span></text:a><text:span text:style-name="T7">].</text:span></text:p>
      <text:p text:style-name="P9"/>
      <text:p text:style-name="P2">Tnf-alpha: </text:p>
      <text:p text:style-name="P11">TNF-a produced by macrophages induces the production of even more TNF-a; TNF-a has proapoptotic and antiapoptotic effects on macrophages and neutrophils. In low concentrations, TNF-a delays the apoptosis of macrophages and neutrophils and induces the production of pro-inflammatory cytokines, <text:soft-page-break/>whereas in high concentrations, it induces apoptosis.(ref. On the computational modeling of the innate immune system (artigo da dissertação)). </text:p>
      <text:p text:style-name="P2"/>
      <text:p text:style-name="P6">Tnf-alpha e IL-6 podem induzir a deficiência de linfócitos (verificar dados e referências). </text:p>
      <text:p text:style-name="P6"/>
      <text:p text:style-name="P14">Nos casos severos aumento de em média 20 vezes na concentração de TNF-alpha e de em média 200 vezes na concentração de IL-6 <text:span text:style-name="T34">em relação aos casos controle. </text:span></text:p>
      <text:p text:style-name="P14"/>
      <text:p text:style-name="P15">- <text:span text:style-name="T36">Deadly, uncontrolled local and systemic inflammatory respo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ixgeneral, serif"/>
    <style:font-face style:name="arial" svg:font-family="arial, helvetica, clean, sans-serif"/>
    <style:font-face style:name="Times New Roman1" svg:font-family="'Times New Roman'" style:font-family-generic="roman"/>
    <style:font-face style:name="Georgia" svg:font-family="Georgia"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Sans-serif1"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loext: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6699" style:text-line-through-style="none" style:text-line-through-type="none" style:font-name="Sans-serif" fo:font-family="Sans-serif" style:font-family-generic="roman" style:font-pitch="variable" fo:font-size="9pt" fo:font-style="normal" style:text-underline-style="none" fo:font-weight="normal" style:font-name-asian="Sans-serif1" style:font-family-asian="Sans-serif" style:font-family-generic-asian="system" style:font-pitch-asian="variable" style:font-size-asian="9pt" style:font-style-asian="normal" style:font-weight-asian="normal" style:font-name-complex="Sans-serif1" style:font-family-complex="Sans-serif"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7-04T13:58:54.159586857</dc:date>
    <meta:editing-duration>P12DT20H25M10S</meta:editing-duration>
    <meta:editing-cycles>17</meta:editing-cycles>
    <meta:document-statistic meta:table-count="0" meta:image-count="0" meta:object-count="0" meta:page-count="5" meta:paragraph-count="56" meta:word-count="2379" meta:character-count="16897" meta:non-whitespace-character-count="14507"/>
  </office:meta>
</office:document-meta>
</file>